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097" officeooo:paragraph-rsid="0015a097"/>
    </style:style>
    <style:style style:name="P2" style:family="paragraph" style:parent-style-name="Standard">
      <style:text-properties fo:font-weight="bold" officeooo:rsid="0015a097" officeooo:paragraph-rsid="0015a097" style:font-weight-asian="bold" style:font-weight-complex="bold"/>
    </style:style>
    <style:style style:name="P3" style:family="paragraph" style:parent-style-name="Standard">
      <style:text-properties fo:font-weight="normal" officeooo:rsid="0015a097" officeooo:paragraph-rsid="0015a097" style:font-weight-asian="normal" style:font-weight-complex="normal"/>
    </style:style>
    <style:style style:name="P4" style:family="paragraph" style:parent-style-name="Standard">
      <style:text-properties fo:font-weight="normal" officeooo:rsid="0015a097" officeooo:paragraph-rsid="0017b94c" style:font-weight-asian="normal" style:font-weight-complex="normal"/>
    </style:style>
    <style:style style:name="P5" style:family="paragraph" style:parent-style-name="Standard">
      <style:text-properties fo:font-weight="normal" officeooo:rsid="0015a097" officeooo:paragraph-rsid="00195ca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418"/>
    </style:style>
    <style:style style:name="T3" style:family="text">
      <style:text-properties officeooo:rsid="0017b94c"/>
    </style:style>
    <style:style style:name="T4" style:family="text">
      <style:text-properties officeooo:rsid="00195ca1"/>
    </style:style>
    <style:style style:name="T5" style:family="text">
      <style:text-properties officeooo:rsid="001b4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: </text:p>
      <text:p text:style-name="P1">O Delineamento Inteiramente Casualizado (DIC) é importante …</text:p>
      <text:p text:style-name="P1">utilizado na estatística para …</text:p>
      <text:p text:style-name="P1"/>
      <text:p text:style-name="P2">Objetivo:</text:p>
      <text:p text:style-name="P3">Neste sentido neste trabalho optamos por criar uma interface Web</text:p>
      <text:p text:style-name="P3">mais intuitiva para os pesquisadores…</text:p>
      <text:p text:style-name="P3"/>
      <text:p text:style-name="P2">Materiais e métodos:</text:p>
      <text:p text:style-name="P3">Deste modo foi utilizada a linguagem de marcação HTML 5 junto com</text:p>
      <text:p text:style-name="P3">a linguagem de <text:s/>programação PHP 8.<text:span text:style-name="T2">1</text:span>.<text:span text:style-name="T2">2</text:span> para desenvolvimento</text:p>
      <text:p text:style-name="P4">de um módulo no sistema Quiz Estatístico <text:span text:style-name="T3">capaz de calcular o DIC</text:span></text:p>
      <text:p text:style-name="P5"><text:span text:style-name="T3">que foi</text:span> implantado no servidor Web Apache 2.4.52 <text:span text:style-name="T4">rodando sobre o sistema</text:span></text:p>
      <text:p text:style-name="P5"><text:span text:style-name="T4">operacional Linux Mint </text:span><text:span text:style-name="T5">21.2</text:span>.</text:p>
      <text:p text:style-name="P3"/>
      <text:p text:style-name="P3"><text:span text:style-name="T1">Resultado e discussão</text:span>:</text:p>
      <text:p text:style-name="P3">O sistema desenvolvido foi avaliado e testado com exemplos didáticos de </text:p>
      <text:p text:style-name="P3">livros e aulas encontrados na Web… Todos resultados apresentados pelo </text:p>
      <text:p text:style-name="P3">sistema foram equivalente às suas fontes.</text:p>
      <text:p text:style-name="P3"/>
      <text:p text:style-name="P2">Consideração final:</text:p>
      <text:p text:style-name="P3">Neste sentido foi possível desenvolver um sistema que calcula o DIC</text:p>
      <text:p text:style-name="P3">com uma interface mais amigável para o usu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2:18:24.999896226</meta:creation-date>
    <dc:date>2023-08-15T22:26:11.812221126</dc:date>
    <meta:editing-duration>PT7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2" meta:character-count="858" meta:non-whitespace-character-count="741"/>
  </office:meta>
</office:document-meta>
</file>